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320000002155F0FF587.jpg"/>
  <manifest:file-entry manifest:media-type="image/jpeg" manifest:full-path="Pictures/10000000000007D0000004B05D80BE0C.jpg"/>
  <manifest:file-entry manifest:media-type="image/jpeg" manifest:full-path="Pictures/10000000000007D0000005356B098ADF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15B000000E6EEAA6976.jpg"/>
  <manifest:file-entry manifest:media-type="image/jpeg" manifest:full-path="Pictures/1000000000000244000001833DE81323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122000000AEDB90F53E.jpg"/>
  <manifest:file-entry manifest:media-type="image/jpeg" manifest:full-path="Pictures/10000000000004B000000320413E2735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7D000000595ED497A27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7C000000E4F65F4920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3C00000023FA0720879.jpg"/>
  <manifest:file-entry manifest:media-type="image/jpeg" manifest:full-path="Pictures/10000000000007D0000003E8B2A5DE6C.jpg"/>
  <manifest:file-entry manifest:media-type="image/jpeg" manifest:full-path="Pictures/1000000000000190000000C826FE58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134cm"/>
    </style:style>
    <style:style style:name="co8" style:family="table-column">
      <style:table-column-properties fo:break-before="auto" style:column-width="1.065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1.169cm"/>
    </style:style>
    <style:style style:name="ro1" style:family="table-row">
      <style:table-row-properties style:row-height="0.5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2"/>
        <table:table-column table:style-name="co12" table:default-cell-style-name="ce3"/>
        <table:table-column table:style-name="co5" table:default-cell-style-name="ce2"/>
        <table:table-column table:style-name="co6" table:default-cell-style-name="Default"/>
        <table:table-column table:style-name="co13" table:default-cell-style-name="ce2"/>
        <table:table-column table:style-name="co9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998" table:default-cell-style-name="Default"/>
        <table:table-row table:style-name="ro1" table:number-rows-repeated="2">
          <table:table-cell table:style-name="ce1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" office:value-type="string">
            <text:p>Gruppe A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number-columns-repeated="4"/>
          <table:table-cell table:style-name="ce2" table:number-columns-repeated="2"/>
          <table:table-cell table:style-name="ce1" office:value-type="string">
            <text:p>Gruppe F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3" office:value-type="string">
            <text:p>ENG</text:p>
          </table:table-cell>
          <table:table-cell table:style-name="ce3" office:value-type="string">
            <text:p>CZE</text:p>
          </table:table-cell>
          <table:table-cell table:style-name="ce3" office:value-type="string">
            <text:p>KOS</text:p>
          </table:table-cell>
          <table:table-cell table:style-name="ce3" office:value-type="string">
            <text:p>BUL</text:p>
          </table:table-cell>
          <table:table-cell table:style-name="ce2" office:value-type="string">
            <text:p>MON</text:p>
          </table:table-cell>
          <table:table-cell table:style-name="ce2"/>
          <table:table-cell table:style-name="ce1"/>
          <table:table-cell table:number-columns-repeated="6"/>
          <table:table-cell table:style-name="ce2" office:value-type="string">
            <text:p>ESP</text:p>
          </table:table-cell>
          <table:table-cell table:style-name="ce2" office:value-type="string">
            <text:p>SWE</text:p>
          </table:table-cell>
          <table:table-cell table:style-name="ce2" office:value-type="string">
            <text:p>NOR</text:p>
          </table:table-cell>
          <table:table-cell table:style-name="ce2" office:value-type="string">
            <text:p>ROM</text:p>
          </table:table-cell>
          <table:table-cell table:style-name="ce2" office:value-type="string">
            <text:p>FAR</text:p>
          </table:table-cell>
          <table:table-cell table:style-name="ce2" office:value-type="string">
            <text:p>MAL</text:p>
          </table:table-cell>
          <table:table-cell table:number-columns-repeated="998"/>
        </table:table-row>
        <table:table-row table:style-name="ro1">
          <table:table-cell table:style-name="ce2" office:value-type="float" office:value="1">
            <text:p>1</text:p>
            <draw:frame table:end-cell-address="Qualifikation.B5" table:end-x="0.581cm" table:end-y="0.461cm" draw:z-index="0" draw:name="Grafik 18" draw:style-name="gr1" draw:text-style-name="P1" svg:width="0.6cm" svg:height="0.46cm" svg:x="1.947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England</text:p>
          </table:table-cell>
          <table:table-cell table:style-name="ce3" office:value-type="string">
            <text:p>37:6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style-name="ce3" office:value-type="string">
            <text:p>EN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5:0</text:p>
          </table:table-cell>
          <table:table-cell table:style-name="ce3" office:value-type="string">
            <text:p>5:3</text:p>
          </table:table-cell>
          <table:table-cell table:style-name="ce3" office:value-type="string">
            <text:p>4:0</text:p>
          </table:table-cell>
          <table:table-cell table:style-name="ce3" office:value-type="string">
            <text:p>7:0</text:p>
          </table:table-cell>
          <table:table-cell table:style-name="ce2"/>
          <table:table-cell table:style-name="ce2" office:value-type="float" office:value="1">
            <text:p>1</text:p>
          </table:table-cell>
          <table:table-cell>
            <draw:frame table:end-cell-address="Qualifikation.O5" table:end-x="0.629cm" table:end-y="0.461cm" draw:z-index="25" draw:name="Grafik 28" draw:style-name="gr1" draw:text-style-name="P1" svg:width="0.6cm" svg:height="0.46cm" svg:x="0.029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Spanien</text:p>
          </table:table-cell>
          <table:table-cell office:value-type="string">
            <text:p>31: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ESP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:0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5:0</text:p>
          </table:table-cell>
          <table:table-cell table:style-name="ce3" office:value-type="string">
            <text:p>4:0</text:p>
          </table:table-cell>
          <table:table-cell table:style-name="ce3" office:value-type="string">
            <text:p>7:0</text:p>
          </table:table-cell>
          <table:table-cell table:number-columns-repeated="998"/>
        </table:table-row>
        <table:table-row table:style-name="ro1">
          <table:table-cell table:style-name="ce2" office:value-type="float" office:value="2">
            <text:p>2</text:p>
            <draw:frame table:end-cell-address="Qualifikation.B6" table:end-x="0.594cm" table:end-y="0.46cm" draw:z-index="1" draw:name="Grafik 14" draw:style-name="gr1" draw:text-style-name="P1" svg:width="0.6cm" svg:height="0.46cm" svg:x="1.96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Tschechien</text:p>
          </table:table-cell>
          <table:table-cell table:style-name="ce3" office:value-type="string">
            <text:p>13:11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3" office:value-type="string">
            <text:p>CZE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string">
            <text:p>2:1</text:p>
          </table:table-cell>
          <table:table-cell table:style-name="ce3" office:value-type="string">
            <text:p>3:0</text:p>
          </table:table-cell>
          <table:table-cell table:style-name="ce2"/>
          <table:table-cell table:style-name="ce2" office:value-type="float" office:value="2">
            <text:p>2</text:p>
          </table:table-cell>
          <table:table-cell>
            <draw:frame table:end-cell-address="Qualifikation.O6" table:end-x="0.629cm" table:end-y="0.46cm" draw:z-index="26" draw:name="Grafik 45" draw:style-name="gr1" draw:text-style-name="P1" svg:width="0.6cm" svg:height="0.46cm" svg:x="0.029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office:value-type="string">
            <text:p>Schweden</text:p>
          </table:table-cell>
          <table:table-cell office:value-type="string">
            <text:p>23:9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WE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2:1</text:p>
          </table:table-cell>
          <table:table-cell table:number-columns-repeated="2" table:style-name="ce3" office:value-type="string">
            <text:p>3:0</text:p>
          </table:table-cell>
          <table:table-cell table:number-columns-repeated="998"/>
        </table:table-row>
        <table:table-row table:style-name="ro1">
          <table:table-cell table:style-name="ce2" office:value-type="float" office:value="3">
            <text:p>3</text:p>
            <draw:frame table:end-cell-address="Qualifikation.B7" table:end-x="0.594cm" table:end-y="0.46cm" draw:z-index="2" draw:name="Grafik 4" draw:style-name="gr1" draw:text-style-name="P1" svg:width="0.6cm" svg:height="0.46cm" svg:x="1.96cm" svg:y="0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Kosovo</text:p>
          </table:table-cell>
          <table:table-cell table:style-name="ce3" office:value-type="string">
            <text:p>13:16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3" office:value-type="string">
            <text:p>KOS</text:p>
          </table:table-cell>
          <table:table-cell table:style-name="ce3" office:value-type="string">
            <text:p>0:4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2:0</text:p>
          </table:table-cell>
          <table:table-cell table:style-name="ce2"/>
          <table:table-cell table:style-name="ce2" office:value-type="float" office:value="3">
            <text:p>3</text:p>
          </table:table-cell>
          <table:table-cell>
            <draw:frame table:end-cell-address="Qualifikation.O7" table:end-x="0.629cm" table:end-y="0.46cm" draw:z-index="27" draw:name="Grafik 37" draw:style-name="gr1" draw:text-style-name="P1" svg:width="0.6cm" svg:height="0.46cm" svg:x="0.029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office:value-type="string">
            <text:p>Norwegen</text:p>
          </table:table-cell>
          <table:table-cell office:value-type="string">
            <text:p>19:11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NOR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3:3</text:p>
          </table:table-cell>
          <table:table-cell table:style-name="ce3" office:value-type="string">
            <text:p>-</text:p>
          </table:table-cell>
          <table:table-cell table:style-name="ce3" office:value-type="string">
            <text:p>2:2</text:p>
          </table:table-cell>
          <table:table-cell table:style-name="ce3" office:value-type="string">
            <text:p>4:0</text:p>
          </table:table-cell>
          <table:table-cell table:style-name="ce3" office:value-type="string">
            <text:p>2:0</text:p>
          </table:table-cell>
          <table:table-cell table:number-columns-repeated="998"/>
        </table:table-row>
        <table:table-row table:style-name="ro1">
          <table:table-cell table:style-name="ce2" office:value-type="float" office:value="4">
            <text:p>4</text:p>
            <draw:frame table:end-cell-address="Qualifikation.B8" table:end-x="0.594cm" table:end-y="0.461cm" draw:z-index="3" draw:name="Grafik 39" draw:style-name="gr1" draw:text-style-name="P1" svg:width="0.6cm" svg:height="0.46cm" svg:x="1.96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Bulgarien</text:p>
          </table:table-cell>
          <table:table-cell table:style-name="ce3" office:value-type="string">
            <text:p>6:17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3" office:value-type="string">
            <text:p>BUL</text:p>
          </table:table-cell>
          <table:table-cell table:style-name="ce3" office:value-type="string">
            <text:p>0:6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2:3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1</text:p>
          </table:table-cell>
          <table:table-cell table:style-name="ce2"/>
          <table:table-cell table:style-name="ce2" office:value-type="float" office:value="4">
            <text:p>4</text:p>
          </table:table-cell>
          <table:table-cell>
            <draw:frame table:end-cell-address="Qualifikation.O8" table:end-x="0.629cm" table:end-y="0.461cm" draw:z-index="28" draw:name="Grafik 20" draw:style-name="gr1" draw:text-style-name="P1" svg:width="0.6cm" svg:height="0.46cm" svg:x="0.029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office:value-type="string">
            <text:p>Rumänien</text:p>
          </table:table-cell>
          <table:table-cell office:value-type="string">
            <text:p>17:1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ROM</text:p>
          </table:table-cell>
          <table:table-cell table:style-name="ce3" office:value-type="string">
            <text:p>1:2</text:p>
          </table:table-cell>
          <table:table-cell table:style-name="ce3" office:value-type="string">
            <text:p>0:2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4:1</text:p>
          </table:table-cell>
          <table:table-cell table:style-name="ce3" office:value-type="string">
            <text:p>1:0</text:p>
          </table:table-cell>
          <table:table-cell table:number-columns-repeated="998"/>
        </table:table-row>
        <table:table-row table:style-name="ro1">
          <table:table-cell table:style-name="ce2" office:value-type="float" office:value="5">
            <text:p>5</text:p>
            <draw:frame table:end-cell-address="Qualifikation.B9" table:end-x="0.594cm" table:end-y="0.46cm" draw:z-index="4" draw:name="Grafik 48" draw:style-name="gr1" draw:text-style-name="P1" svg:width="0.6cm" svg:height="0.46cm" svg:x="1.96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Montenegro</text:p>
          </table:table-cell>
          <table:table-cell table:style-name="ce3" office:value-type="string">
            <text:p>3:2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3" office:value-type="string">
            <text:p>MON</text:p>
          </table:table-cell>
          <table:table-cell table:style-name="ce3" office:value-type="string">
            <text:p>1:5</text:p>
          </table:table-cell>
          <table:table-cell table:style-name="ce3" office:value-type="string">
            <text:p>0:3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0:0</text:p>
          </table:table-cell>
          <table:table-cell table:style-name="ce3" office:value-type="string">
            <text:p>-</text:p>
          </table:table-cell>
          <table:table-cell table:style-name="ce2"/>
          <table:table-cell table:style-name="ce2" office:value-type="float" office:value="5">
            <text:p>5</text:p>
          </table:table-cell>
          <table:table-cell>
            <draw:frame table:end-cell-address="Qualifikation.O9" table:end-x="0.629cm" table:end-y="0.46cm" draw:z-index="29" draw:name="Grafik 3" draw:style-name="gr1" draw:text-style-name="P1" svg:width="0.6cm" svg:height="0.46cm" svg:x="0.029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office:value-type="string">
            <text:p>Färöer</text:p>
          </table:table-cell>
          <table:table-cell office:value-type="string">
            <text:p>4: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</text:p>
          </table:table-cell>
          <table:table-cell table:style-name="ce3" office:value-type="string">
            <text:p>1:4</text:p>
          </table:table-cell>
          <table:table-cell table:style-name="ce3" office:value-type="string">
            <text:p>0:4</text:p>
          </table:table-cell>
          <table:table-cell table:style-name="ce3" office:value-type="string">
            <text:p>0:2</text:p>
          </table:table-cell>
          <table:table-cell table:style-name="ce3" office:value-type="string">
            <text:p>0:3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0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2"/>
          <table:table-cell table:style-name="ce2" office:value-type="float" office:value="6">
            <text:p>6</text:p>
          </table:table-cell>
          <table:table-cell>
            <draw:frame table:end-cell-address="Qualifikation.O10" table:end-x="0.629cm" table:end-y="0.461cm" draw:z-index="30" draw:name="Grafik 5" draw:style-name="gr1" draw:text-style-name="P1" svg:width="0.6cm" svg:height="0.46cm" svg:x="0.029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office:value-type="string">
            <text:p>Malta</text:p>
          </table:table-cell>
          <table:table-cell office:value-type="string">
            <text:p>3:2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AL</text:p>
          </table:table-cell>
          <table:table-cell table:style-name="ce3" office:value-type="string">
            <text:p>0:2</text:p>
          </table:table-cell>
          <table:table-cell table:style-name="ce3" office:value-type="string">
            <text:p>0:4</text:p>
          </table:table-cell>
          <table:table-cell table:style-name="ce3" office:value-type="string">
            <text:p>1:2</text:p>
          </table:table-cell>
          <table:table-cell table:style-name="ce3" office:value-type="string">
            <text:p>0:4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-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1" office:value-type="string">
            <text:p>Gruppe B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2"/>
          <table:table-cell table:style-name="ce1" office:value-type="string">
            <text:p>Gruppe G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3" office:value-type="string">
            <text:p>UKR</text:p>
          </table:table-cell>
          <table:table-cell table:style-name="ce3" office:value-type="string">
            <text:p>POR</text:p>
          </table:table-cell>
          <table:table-cell table:style-name="ce3" office:value-type="string">
            <text:p>SER</text:p>
          </table:table-cell>
          <table:table-cell table:style-name="ce3" office:value-type="string">
            <text:p>LUX</text:p>
          </table:table-cell>
          <table:table-cell table:style-name="ce2" office:value-type="string">
            <text:p>LIT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POL</text:p>
          </table:table-cell>
          <table:table-cell table:style-name="ce2" office:value-type="string">
            <text:p>AUT</text:p>
          </table:table-cell>
          <table:table-cell table:style-name="ce2" office:value-type="string">
            <text:p>MAZ</text:p>
          </table:table-cell>
          <table:table-cell table:style-name="ce2" office:value-type="string">
            <text:p>SLO</text:p>
          </table:table-cell>
          <table:table-cell table:style-name="ce2" office:value-type="string">
            <text:p>ISR</text:p>
          </table:table-cell>
          <table:table-cell table:style-name="ce2" office:value-type="string">
            <text:p>LAT</text:p>
          </table:table-cell>
          <table:table-cell table:number-columns-repeated="998"/>
        </table:table-row>
        <table:table-row table:style-name="ro1">
          <table:table-cell table:style-name="ce2" office:value-type="float" office:value="1">
            <text:p>1</text:p>
            <draw:frame table:end-cell-address="Qualifikation.B14" table:end-x="0.594cm" table:end-y="0.46cm" draw:z-index="5" draw:name="Grafik 34" draw:style-name="gr1" draw:text-style-name="P1" svg:width="0.6cm" svg:height="0.46cm" svg:x="1.96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Ukraine</text:p>
          </table:table-cell>
          <table:table-cell table:style-name="ce3" office:value-type="string">
            <text:p>17:4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3" office:value-type="string">
            <text:p>UKR</text:p>
          </table:table-cell>
          <table:table-cell table:style-name="ce3" office:value-type="string">
            <text:p>-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5:0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2:0</text:p>
          </table:table-cell>
          <table:table-cell table:style-name="ce2"/>
          <table:table-cell table:style-name="ce2" office:value-type="float" office:value="1">
            <text:p>1</text:p>
          </table:table-cell>
          <table:table-cell>
            <draw:frame table:end-cell-address="Qualifikation.O14" table:end-x="0.629cm" table:end-y="0.46cm" draw:z-index="31" draw:name="Grafik 38" draw:style-name="gr1" draw:text-style-name="P1" svg:width="0.6cm" svg:height="0.46cm" svg:x="0.029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office:value-type="string">
            <text:p>Polen</text:p>
          </table:table-cell>
          <table:table-cell office:value-type="string">
            <text:p>18: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POL</text:p>
          </table:table-cell>
          <table:table-cell table:style-name="ce3" office:value-type="string">
            <text:p>-</text:p>
          </table:table-cell>
          <table:table-cell table:style-name="ce3" office:value-type="string">
            <text:p>0:0</text:p>
          </table:table-cell>
          <table:table-cell table:style-name="ce3" office:value-type="string">
            <text:p>2:0</text:p>
          </table:table-cell>
          <table:table-cell table:style-name="ce3" office:value-type="string">
            <text:p>3:2</text:p>
          </table:table-cell>
          <table:table-cell table:style-name="ce3" office:value-type="string">
            <text:p>4:0</text:p>
          </table:table-cell>
          <table:table-cell table:style-name="ce3" office:value-type="string">
            <text:p>2:0</text:p>
          </table:table-cell>
          <table:table-cell table:number-columns-repeated="998"/>
        </table:table-row>
        <table:table-row table:style-name="ro1">
          <table:table-cell table:style-name="ce2" office:value-type="float" office:value="2">
            <text:p>2</text:p>
            <draw:frame table:end-cell-address="Qualifikation.B15" table:end-x="0.594cm" table:end-y="0.461cm" draw:z-index="6" draw:name="Grafik 19" draw:style-name="gr1" draw:text-style-name="P1" svg:width="0.6cm" svg:height="0.46cm" svg:x="1.96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Portugal</text:p>
          </table:table-cell>
          <table:table-cell table:style-name="ce3" office:value-type="string">
            <text:p>22:6</text:p>
          </table:table-cell>
          <table:table-cell table:style-name="ce2" office:value-type="float" office:value="17">
            <text:p>17</text:p>
          </table:table-cell>
          <table:table-cell table:style-name="ce2"/>
          <table:table-cell table:style-name="ce3" office:value-type="string">
            <text:p>POR</text:p>
          </table:table-cell>
          <table:table-cell table:style-name="ce3" office:value-type="string">
            <text:p>0: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3:0</text:p>
          </table:table-cell>
          <table:table-cell table:style-name="ce3" office:value-type="string">
            <text:p>6:0</text:p>
          </table:table-cell>
          <table:table-cell table:style-name="ce2"/>
          <table:table-cell table:style-name="ce2" office:value-type="float" office:value="2">
            <text:p>2</text:p>
          </table:table-cell>
          <table:table-cell>
            <draw:frame table:end-cell-address="Qualifikation.O15" table:end-x="0.629cm" table:end-y="0.461cm" draw:z-index="32" draw:name="Grafik 36" draw:style-name="gr1" draw:text-style-name="P1" svg:width="0.6cm" svg:height="0.46cm" svg:x="0.029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Österreich</text:p>
          </table:table-cell>
          <table:table-cell office:value-type="string">
            <text:p>19:9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AUT</text:p>
          </table:table-cell>
          <table:table-cell table:style-name="ce3" office:value-type="string">
            <text:p>0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3:1</text:p>
          </table:table-cell>
          <table:table-cell table:style-name="ce3" office:value-type="string">
            <text:p>6:0</text:p>
          </table:table-cell>
          <table:table-cell table:number-columns-repeated="998"/>
        </table:table-row>
        <table:table-row table:style-name="ro1">
          <table:table-cell table:style-name="ce2" office:value-type="float" office:value="3">
            <text:p>3</text:p>
            <draw:frame table:end-cell-address="Qualifikation.B16" table:end-x="0.594cm" table:end-y="0.46cm" draw:z-index="7" draw:name="Grafik 35" draw:style-name="gr1" draw:text-style-name="P1" svg:width="0.6cm" svg:height="0.46cm" svg:x="1.96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Serbien</text:p>
          </table:table-cell>
          <table:table-cell table:style-name="ce3" office:value-type="string">
            <text:p>17:17</text:p>
          </table:table-cell>
          <table:table-cell table:style-name="ce2" office:value-type="float" office:value="14">
            <text:p>14</text:p>
          </table:table-cell>
          <table:table-cell table:style-name="ce2"/>
          <table:table-cell table:style-name="ce3" office:value-type="string">
            <text:p>SER</text:p>
          </table:table-cell>
          <table:table-cell table:style-name="ce3" office:value-type="string">
            <text:p>2:2</text:p>
          </table:table-cell>
          <table:table-cell table:style-name="ce3" office:value-type="string">
            <text:p>2: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:2</text:p>
          </table:table-cell>
          <table:table-cell table:style-name="ce3" office:value-type="string">
            <text:p>4:1</text:p>
          </table:table-cell>
          <table:table-cell table:style-name="ce2"/>
          <table:table-cell table:style-name="ce2" office:value-type="float" office:value="3">
            <text:p>3</text:p>
          </table:table-cell>
          <table:table-cell>
            <draw:frame table:end-cell-address="Qualifikation.O16" table:end-x="0.629cm" table:end-y="0.46cm" draw:z-index="33" draw:name="Grafik 32" draw:style-name="gr1" draw:text-style-name="P1" svg:width="0.6cm" svg:height="0.46cm" svg:x="0.029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office:value-type="string">
            <text:p>Nordmazedonien</text:p>
          </table:table-cell>
          <table:table-cell office:value-type="string">
            <text:p>12:13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AZ</text:p>
          </table:table-cell>
          <table:table-cell table:style-name="ce3" office:value-type="string">
            <text:p>0:1</text:p>
          </table:table-cell>
          <table:table-cell table:style-name="ce3" office:value-type="string">
            <text:p>1: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3:1</text:p>
          </table:table-cell>
          <table:table-cell table:number-columns-repeated="998"/>
        </table:table-row>
        <table:table-row table:style-name="ro1">
          <table:table-cell table:style-name="ce2" office:value-type="float" office:value="4">
            <text:p>4</text:p>
            <draw:frame table:end-cell-address="Qualifikation.B17" table:end-x="0.594cm" table:end-y="0.46cm" draw:z-index="8" draw:name="Grafik 47" draw:style-name="gr1" draw:text-style-name="P1" svg:width="0.6cm" svg:height="0.46cm" svg:x="1.96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Luxemburg</text:p>
          </table:table-cell>
          <table:table-cell table:style-name="ce3" office:value-type="string">
            <text:p>7:16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3" office:value-type="string">
            <text:p>LUX</text:p>
          </table:table-cell>
          <table:table-cell table:style-name="ce3" office:value-type="string">
            <text:p>1:2</text:p>
          </table:table-cell>
          <table:table-cell table:style-name="ce3" office:value-type="string">
            <text:p>1:3</text:p>
          </table:table-cell>
          <table:table-cell table:style-name="ce3" office:value-type="string">
            <text:p>0:2</text:p>
          </table:table-cell>
          <table:table-cell table:style-name="ce3" office:value-type="string">
            <text:p>-</text:p>
          </table:table-cell>
          <table:table-cell table:style-name="ce3" office:value-type="string">
            <text:p>2:1</text:p>
          </table:table-cell>
          <table:table-cell table:style-name="ce2"/>
          <table:table-cell table:style-name="ce2" office:value-type="float" office:value="4">
            <text:p>4</text:p>
          </table:table-cell>
          <table:table-cell>
            <draw:frame table:end-cell-address="Qualifikation.O17" table:end-x="0.629cm" table:end-y="0.46cm" draw:z-index="34" draw:name="Grafik 26" draw:style-name="gr1" draw:text-style-name="P1" svg:width="0.6cm" svg:height="0.46cm" svg:x="0.029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office:value-type="string">
            <text:p>Slowenien</text:p>
          </table:table-cell>
          <table:table-cell office:value-type="string">
            <text:p>16: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SLO</text:p>
          </table:table-cell>
          <table:table-cell table:style-name="ce3" office:value-type="string">
            <text:p>2:0</text:p>
          </table:table-cell>
          <table:table-cell table:style-name="ce3" office:value-type="string">
            <text:p>0:1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:2</text:p>
          </table:table-cell>
          <table:table-cell table:style-name="ce3" office:value-type="string">
            <text:p>1:0</text:p>
          </table:table-cell>
          <table:table-cell table:number-columns-repeated="998"/>
        </table:table-row>
        <table:table-row table:style-name="ro1">
          <table:table-cell table:style-name="ce2" office:value-type="float" office:value="5">
            <text:p>5</text:p>
            <draw:frame table:end-cell-address="Qualifikation.B18" table:end-x="0.594cm" table:end-y="0.461cm" draw:z-index="9" draw:name="Grafik 53" draw:style-name="gr1" draw:text-style-name="P1" svg:width="0.6cm" svg:height="0.46cm" svg:x="1.96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Litauen</text:p>
          </table:table-cell>
          <table:table-cell table:style-name="ce3" office:value-type="string">
            <text:p>5:2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LIT</text:p>
          </table:table-cell>
          <table:table-cell table:style-name="ce3" office:value-type="string">
            <text:p>0:3</text:p>
          </table:table-cell>
          <table:table-cell table:style-name="ce3" office:value-type="string">
            <text:p>1:5</text:p>
          </table:table-cell>
          <table:table-cell table:style-name="ce3" office:value-type="string">
            <text:p>1:2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-</text:p>
          </table:table-cell>
          <table:table-cell table:style-name="ce2"/>
          <table:table-cell table:style-name="ce2" office:value-type="float" office:value="5">
            <text:p>5</text:p>
          </table:table-cell>
          <table:table-cell>
            <draw:frame table:end-cell-address="Qualifikation.O18" table:end-x="0.629cm" table:end-y="0.461cm" draw:z-index="35" draw:name="Grafik 25" draw:style-name="gr1" draw:text-style-name="P1" svg:width="0.6cm" svg:height="0.46cm" svg:x="0.029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office:value-type="string">
            <text:p>Israel</text:p>
          </table:table-cell>
          <table:table-cell office:value-type="string">
            <text:p>16:1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ISR</text:p>
          </table:table-cell>
          <table:table-cell table:style-name="ce3" office:value-type="string">
            <text:p>1:2</text:p>
          </table:table-cell>
          <table:table-cell table:style-name="ce3" office:value-type="string">
            <text:p>4:2</text:p>
          </table:table-cell>
          <table:table-cell table:number-columns-repeated="2" table:style-name="ce3" office:value-type="string">
            <text:p>1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:1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2"/>
          <table:table-cell table:style-name="ce2" office:value-type="float" office:value="6">
            <text:p>6</text:p>
          </table:table-cell>
          <table:table-cell>
            <draw:frame table:end-cell-address="Qualifikation.O19" table:end-x="0.629cm" table:end-y="0.46cm" draw:z-index="36" draw:name="Grafik 50" draw:style-name="gr1" draw:text-style-name="P1" svg:width="0.6cm" svg:height="0.46cm" svg:x="0.029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office:value-type="string">
            <text:p>Lettland</text:p>
          </table:table-cell>
          <table:table-cell office:value-type="string">
            <text:p>3:2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AT</text:p>
          </table:table-cell>
          <table:table-cell table:style-name="ce3" office:value-type="string">
            <text:p>0:3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0:2</text:p>
          </table:table-cell>
          <table:table-cell table:style-name="ce3" office:value-type="string">
            <text:p>0:5</text:p>
          </table:table-cell>
          <table:table-cell table:style-name="ce3" office:value-type="string">
            <text:p>0:3</text:p>
          </table:table-cell>
          <table:table-cell table:style-name="ce3" office:value-type="string">
            <text:p>-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" office:value-type="string">
            <text:p>Gruppe C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2"/>
          <table:table-cell table:style-name="ce1" office:value-type="string">
            <text:p>Gruppe H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3" office:value-type="string">
            <text:p>GER</text:p>
          </table:table-cell>
          <table:table-cell table:style-name="ce3" office:value-type="string">
            <text:p>NED</text:p>
          </table:table-cell>
          <table:table-cell table:style-name="ce3" office:value-type="string">
            <text:p>NIR</text:p>
          </table:table-cell>
          <table:table-cell table:style-name="ce3" office:value-type="string">
            <text:p>BEL</text:p>
          </table:table-cell>
          <table:table-cell table:style-name="ce2" office:value-type="string">
            <text:p>EST</text:p>
          </table:table-cell>
          <table:table-cell table:style-name="ce2"/>
          <table:table-cell table:style-name="ce1"/>
          <table:table-cell table:number-columns-repeated="6"/>
          <table:table-cell table:style-name="ce2" office:value-type="string">
            <text:p>FRA</text:p>
          </table:table-cell>
          <table:table-cell table:style-name="ce2" office:value-type="string">
            <text:p>TUR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ALB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MOL</text:p>
          </table:table-cell>
          <table:table-cell table:number-columns-repeated="998"/>
        </table:table-row>
        <table:table-row table:style-name="ro1">
          <table:table-cell table:style-name="ce2" office:value-type="float" office:value="1">
            <text:p>1</text:p>
            <draw:frame table:end-cell-address="Qualifikation.B23" table:end-x="0.594cm" table:end-y="0.461cm" draw:z-index="10" draw:name="Grafik 17" draw:style-name="gr1" draw:text-style-name="P1" svg:width="0.6cm" svg:height="0.46cm" svg:x="1.96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Deutschland</text:p>
          </table:table-cell>
          <table:table-cell table:style-name="ce3" office:value-type="string">
            <text:p>30:7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style-name="ce3" office:value-type="string">
            <text:p>GER</text:p>
          </table:table-cell>
          <table:table-cell table:style-name="ce3" office:value-type="string">
            <text:p>-</text:p>
          </table:table-cell>
          <table:table-cell table:style-name="ce3" office:value-type="string">
            <text:p>2:4</text:p>
          </table:table-cell>
          <table:table-cell table:style-name="ce3" office:value-type="string">
            <text:p>6:1</text:p>
          </table:table-cell>
          <table:table-cell table:style-name="ce3" office:value-type="string">
            <text:p>4:0</text:p>
          </table:table-cell>
          <table:table-cell table:style-name="ce3" office:value-type="string">
            <text:p>8:0</text:p>
          </table:table-cell>
          <table:table-cell table:style-name="ce2"/>
          <table:table-cell table:style-name="ce2" office:value-type="float" office:value="1">
            <text:p>1</text:p>
          </table:table-cell>
          <table:table-cell>
            <draw:frame table:end-cell-address="Qualifikation.O23" table:end-x="0.629cm" table:end-y="0.461cm" draw:z-index="37" draw:name="Grafik 30" draw:style-name="gr1" draw:text-style-name="P1" svg:width="0.6cm" svg:height="0.46cm" svg:x="0.029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Frankreich</text:p>
          </table:table-cell>
          <table:table-cell office:value-type="string">
            <text:p>25:6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FRA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4:0</text:p>
          </table:table-cell>
          <table:table-cell table:style-name="ce3" office:value-type="string">
            <text:p>4:1</text:p>
          </table:table-cell>
          <table:table-cell table:style-name="ce3" office:value-type="string">
            <text:p>3:0</text:p>
          </table:table-cell>
          <table:table-cell table:style-name="ce3" office:value-type="string">
            <text:p>2:1</text:p>
          </table:table-cell>
          <table:table-cell table:number-columns-repeated="998"/>
        </table:table-row>
        <table:table-row table:style-name="ro1">
          <table:table-cell table:style-name="ce2" office:value-type="float" office:value="2">
            <text:p>2</text:p>
            <draw:frame table:end-cell-address="Qualifikation.B24" table:end-x="0.594cm" table:end-y="0.46cm" draw:z-index="11" draw:name="Grafik 42" draw:style-name="gr1" draw:text-style-name="P1" svg:width="0.6cm" svg:height="0.46cm" svg:x="1.96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Niederlande</text:p>
          </table:table-cell>
          <table:table-cell table:style-name="ce3" office:value-type="string">
            <text:p>24:7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3" office:value-type="string">
            <text:p>NED</text:p>
          </table:table-cell>
          <table:table-cell table:style-name="ce3" office:value-type="string">
            <text:p>2:3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:1</text:p>
          </table:table-cell>
          <table:table-cell table:style-name="ce3" office:value-type="string">
            <text:p>4:0</text:p>
          </table:table-cell>
          <table:table-cell table:style-name="ce3" office:value-type="string">
            <text:p>5:0</text:p>
          </table:table-cell>
          <table:table-cell table:style-name="ce2"/>
          <table:table-cell table:style-name="ce2" office:value-type="float" office:value="2">
            <text:p>2</text:p>
          </table:table-cell>
          <table:table-cell>
            <draw:frame table:end-cell-address="Qualifikation.O24" table:end-x="0.629cm" table:end-y="0.46cm" draw:z-index="38" draw:name="Grafik 27" draw:style-name="gr1" draw:text-style-name="P1" svg:width="0.6cm" svg:height="0.46cm" svg:x="0.029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Türkei</text:p>
          </table:table-cell>
          <table:table-cell office:value-type="string">
            <text:p>18: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TUR</text:p>
          </table:table-cell>
          <table:table-cell table:style-name="ce3" office:value-type="string">
            <text:p>2: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0:0</text:p>
          </table:table-cell>
          <table:table-cell table:number-columns-repeated="2" table:style-name="ce3" office:value-type="string">
            <text:p>1:0</text:p>
          </table:table-cell>
          <table:table-cell table:style-name="ce3" office:value-type="string">
            <text:p>4:0</text:p>
          </table:table-cell>
          <table:table-cell table:number-columns-repeated="998"/>
        </table:table-row>
        <table:table-row table:style-name="ro1">
          <table:table-cell table:style-name="ce2" office:value-type="float" office:value="3">
            <text:p>3</text:p>
            <draw:frame table:end-cell-address="Qualifikation.B25" table:end-x="0.594cm" table:end-y="0.461cm" draw:z-index="12" draw:name="Grafik 9" draw:style-name="gr1" draw:text-style-name="P1" svg:width="0.6cm" svg:height="0.46cm" svg:x="1.96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Nordirland</text:p>
          </table:table-cell>
          <table:table-cell table:style-name="ce3" office:value-type="string">
            <text:p>9:13</text:p>
          </table:table-cell>
          <table:table-cell table:style-name="ce2" office:value-type="float" office:value="13">
            <text:p>13</text:p>
          </table:table-cell>
          <table:table-cell table:style-name="ce2"/>
          <table:table-cell table:style-name="ce3" office:value-type="string">
            <text:p>NIR</text:p>
          </table:table-cell>
          <table:table-cell table:style-name="ce3" office:value-type="string">
            <text:p>0:2</text:p>
          </table:table-cell>
          <table:table-cell table:style-name="ce3" office:value-type="string">
            <text:p>0: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2:0</text:p>
          </table:table-cell>
          <table:table-cell table:style-name="ce2"/>
          <table:table-cell table:style-name="ce2" office:value-type="float" office:value="3">
            <text:p>3</text:p>
          </table:table-cell>
          <table:table-cell>
            <draw:frame table:end-cell-address="Qualifikation.O25" table:end-x="0.629cm" table:end-y="0.461cm" draw:z-index="39" draw:name="Grafik 40" draw:style-name="gr1" draw:text-style-name="P1" svg:width="0.6cm" svg:height="0.46cm" svg:x="0.029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office:value-type="string">
            <text:p>Island</text:p>
          </table:table-cell>
          <table:table-cell office:value-type="string">
            <text:p>14:1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ICE</text:p>
          </table:table-cell>
          <table:table-cell table:style-name="ce3" office:value-type="string">
            <text:p>0:1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2:0</text:p>
          </table:table-cell>
          <table:table-cell table:style-name="ce3" office:value-type="string">
            <text:p>3:0</text:p>
          </table:table-cell>
          <table:table-cell table:number-columns-repeated="998"/>
        </table:table-row>
        <table:table-row table:style-name="ro1">
          <table:table-cell table:style-name="ce2" office:value-type="float" office:value="4">
            <text:p>4</text:p>
            <draw:frame table:end-cell-address="Qualifikation.B26" table:end-x="0.594cm" table:end-y="0.46cm" draw:z-index="13" draw:name="Grafik 33" draw:style-name="gr1" draw:text-style-name="P1" svg:width="0.6cm" svg:height="0.46cm" svg:x="1.96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Belarus</text:p>
          </table:table-cell>
          <table:table-cell table:style-name="ce3" office:value-type="string">
            <text:p>4:16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3" office:value-type="string">
            <text:p>BEL</text:p>
          </table:table-cell>
          <table:table-cell table:style-name="ce3" office:value-type="string">
            <text:p>0:2</text:p>
          </table:table-cell>
          <table:table-cell table:style-name="ce3" office:value-type="string">
            <text:p>1:2</text:p>
          </table:table-cell>
          <table:table-cell table:style-name="ce3" office:value-type="string">
            <text:p>0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0:0</text:p>
          </table:table-cell>
          <table:table-cell table:style-name="ce2"/>
          <table:table-cell table:style-name="ce2" office:value-type="float" office:value="4">
            <text:p>4</text:p>
          </table:table-cell>
          <table:table-cell>
            <draw:frame table:end-cell-address="Qualifikation.O26" table:end-x="0.629cm" table:end-y="0.46cm" draw:z-index="40" draw:name="Grafik 44" draw:style-name="gr1" draw:text-style-name="P1" svg:width="0.6cm" svg:height="0.46cm" svg:x="0.029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office:value-type="string">
            <text:p>Albanien</text:p>
          </table:table-cell>
          <table:table-cell office:value-type="string">
            <text:p>16:1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ALB</text:p>
          </table:table-cell>
          <table:table-cell table:number-columns-repeated="2" table:style-name="ce3" office:value-type="string">
            <text:p>0:2</text:p>
          </table:table-cell>
          <table:table-cell table:style-name="ce3" office:value-type="string">
            <text:p>4:2</text:p>
          </table:table-cell>
          <table:table-cell table:style-name="ce3" office:value-type="string">
            <text:p>-</text:p>
          </table:table-cell>
          <table:table-cell table:style-name="ce3" office:value-type="string">
            <text:p>2:2</text:p>
          </table:table-cell>
          <table:table-cell table:style-name="ce3" office:value-type="string">
            <text:p>2:0</text:p>
          </table:table-cell>
          <table:table-cell table:number-columns-repeated="998"/>
        </table:table-row>
        <table:table-row table:style-name="ro1">
          <table:table-cell table:style-name="ce2" office:value-type="float" office:value="5">
            <text:p>5</text:p>
            <draw:frame table:end-cell-address="Qualifikation.B27" table:end-x="0.594cm" table:end-y="0.46cm" draw:z-index="14" draw:name="Grafik 6" draw:style-name="gr1" draw:text-style-name="P1" svg:width="0.6cm" svg:height="0.46cm" svg:x="1.96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Estland</text:p>
          </table:table-cell>
          <table:table-cell table:style-name="ce3" office:value-type="string">
            <text:p>2:2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EST</text:p>
          </table:table-cell>
          <table:table-cell table:style-name="ce3" office:value-type="string">
            <text:p>0:3</text:p>
          </table:table-cell>
          <table:table-cell table:style-name="ce3" office:value-type="string">
            <text:p>0:4</text:p>
          </table:table-cell>
          <table:table-cell table:number-columns-repeated="2" table:style-name="ce3" office:value-type="string">
            <text:p>1:2</text:p>
          </table:table-cell>
          <table:table-cell table:style-name="ce3" office:value-type="string">
            <text:p>-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>
            <draw:frame table:end-cell-address="Qualifikation.O27" table:end-x="0.629cm" table:end-y="0.46cm" draw:z-index="41" draw:name="Grafik 2" draw:style-name="gr1" draw:text-style-name="P1" svg:width="0.6cm" svg:height="0.46cm" svg:x="0.029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office:value-type="string">
            <text:p>Andorra</text:p>
          </table:table-cell>
          <table:table-cell office:value-type="string">
            <text:p>3:20</text:p>
          </table:table-cell>
          <table:table-cell office:value-type="float" office:value="4">
            <text:p>4</text:p>
          </table:table-cell>
          <table:table-cell table:style-name="ce2"/>
          <table:table-cell office:value-type="string">
            <text:p>AND</text:p>
          </table:table-cell>
          <table:table-cell table:style-name="ce3" office:value-type="string">
            <text:p>0:4</text:p>
          </table:table-cell>
          <table:table-cell table:number-columns-repeated="2" table:style-name="ce3" office:value-type="string">
            <text:p>0:2</text:p>
          </table:table-cell>
          <table:table-cell table:style-name="ce3" office:value-type="string">
            <text:p>0:3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0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2"/>
          <table:table-cell table:style-name="ce2" office:value-type="float" office:value="6">
            <text:p>6</text:p>
          </table:table-cell>
          <table:table-cell>
            <draw:frame table:end-cell-address="Qualifikation.O28" table:end-x="0.629cm" table:end-y="0.461cm" draw:z-index="42" draw:name="Grafik 31" draw:style-name="gr1" draw:text-style-name="P1" svg:width="0.6cm" svg:height="0.46cm" svg:x="0.029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office:value-type="string">
            <text:p>Moldau</text:p>
          </table:table-cell>
          <table:table-cell office:value-type="string">
            <text:p>4:2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OL</text:p>
          </table:table-cell>
          <table:table-cell table:style-name="ce3" office:value-type="string">
            <text:p>1:4</text:p>
          </table:table-cell>
          <table:table-cell table:style-name="ce3" office:value-type="string">
            <text:p>0:4</text:p>
          </table:table-cell>
          <table:table-cell table:style-name="ce3" office:value-type="string">
            <text:p>1:2</text:p>
          </table:table-cell>
          <table:table-cell table:style-name="ce3" office:value-type="string">
            <text:p>0:4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-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 office:value-type="string">
            <text:p>Gruppe D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3" table:number-columns-repeated="5"/>
          <table:table-cell table:style-name="ce2" table:number-columns-repeated="2"/>
          <table:table-cell table:style-name="ce1" office:value-type="string">
            <text:p>Gruppe I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3" office:value-type="string">
            <text:p>CHE</text:p>
          </table:table-cell>
          <table:table-cell table:style-name="ce3" office:value-type="string">
            <text:p>DEN</text:p>
          </table:table-cell>
          <table:table-cell table:style-name="ce3" office:value-type="string">
            <text:p>IRE</text:p>
          </table:table-cell>
          <table:table-cell table:style-name="ce3" office:value-type="string">
            <text:p>GEO</text:p>
          </table:table-cell>
          <table:table-cell table:style-name="ce2" office:value-type="string">
            <text:p>GIB</text:p>
          </table:table-cell>
          <table:table-cell table:style-name="ce2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2" office:value-type="string">
            <text:p>BEL</text:p>
          </table:table-cell>
          <table:table-cell table:style-name="ce2" office:value-type="string">
            <text:p>RUS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CYP</text:p>
          </table:table-cell>
          <table:table-cell table:style-name="ce2" office:value-type="string">
            <text:p>KAS</text:p>
          </table:table-cell>
          <table:table-cell table:style-name="ce2" office:value-type="string">
            <text:p>SMA</text:p>
          </table:table-cell>
          <table:table-cell table:number-columns-repeated="998"/>
        </table:table-row>
        <table:table-row table:style-name="ro1">
          <table:table-cell table:style-name="ce2" office:value-type="float" office:value="1">
            <text:p>1</text:p>
            <draw:frame table:end-cell-address="Qualifikation.B32" table:end-x="0.594cm" table:end-y="0.46cm" draw:z-index="15" draw:name="Grafik 15" draw:style-name="gr1" draw:text-style-name="P1" svg:width="0.6cm" svg:height="0.46cm" svg:x="1.96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Schweiz</text:p>
          </table:table-cell>
          <table:table-cell table:style-name="ce3" office:value-type="string">
            <text:p>19:6</text:p>
          </table:table-cell>
          <table:table-cell table:style-name="ce2" office:value-type="float" office:value="17">
            <text:p>17</text:p>
          </table:table-cell>
          <table:table-cell table:style-name="ce2"/>
          <table:table-cell table:style-name="ce3" office:value-type="string">
            <text:p>CH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:3</text:p>
          </table:table-cell>
          <table:table-cell table:style-name="ce3" office:value-type="string">
            <text:p>2:0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4:0</text:p>
          </table:table-cell>
          <table:table-cell table:style-name="ce2"/>
          <table:table-cell table:style-name="ce2" office:value-type="float" office:value="1">
            <text:p>1</text:p>
          </table:table-cell>
          <table:table-cell>
            <draw:frame table:end-cell-address="Qualifikation.O32" table:end-x="0.629cm" table:end-y="0.46cm" draw:z-index="43" draw:name="Grafik 41" draw:style-name="gr1" draw:text-style-name="P1" svg:width="0.6cm" svg:height="0.46cm" svg:x="0.029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office:value-type="string">
            <text:p>Belgien</text:p>
          </table:table-cell>
          <table:table-cell office:value-type="string">
            <text:p>40:3</text:p>
          </table:table-cell>
          <table:table-cell office:value-type="float" office:value="30">
            <text:p>30</text:p>
          </table:table-cell>
          <table:table-cell/>
          <table:table-cell table:style-name="Default" office:value-type="string">
            <text:p>BEL</text:p>
          </table:table-cell>
          <table:table-cell table:style-name="ce3" office:value-type="string">
            <text:p>-</text:p>
          </table:table-cell>
          <table:table-cell table:style-name="ce3" table:number-columns-repeated="5"/>
          <table:table-cell table:number-columns-repeated="998"/>
        </table:table-row>
        <table:table-row table:style-name="ro1">
          <table:table-cell table:style-name="ce2" office:value-type="float" office:value="2">
            <text:p>2</text:p>
            <draw:frame table:end-cell-address="Qualifikation.B33" table:end-x="0.594cm" table:end-y="0.461cm" draw:z-index="16" draw:name="Grafik 12" draw:style-name="gr1" draw:text-style-name="P1" svg:width="0.6cm" svg:height="0.46cm" svg:x="1.9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Dänemark</text:p>
          </table:table-cell>
          <table:table-cell table:style-name="ce3" office:value-type="string">
            <text:p>23:6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3" office:value-type="string">
            <text:p>DEN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5:1</text:p>
          </table:table-cell>
          <table:table-cell table:style-name="ce3" office:value-type="string">
            <text:p>6:0</text:p>
          </table:table-cell>
          <table:table-cell table:style-name="ce2"/>
          <table:table-cell table:style-name="ce2" office:value-type="float" office:value="2">
            <text:p>2</text:p>
          </table:table-cell>
          <table:table-cell>
            <draw:frame table:end-cell-address="Qualifikation.O33" table:end-x="0.629cm" table:end-y="0.461cm" draw:z-index="44" draw:name="Grafik 16" draw:style-name="gr1" draw:text-style-name="P1" svg:width="0.6cm" svg:height="0.46cm" svg:x="0.029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Russland</text:p>
          </table:table-cell>
          <table:table-cell office:value-type="string">
            <text:p>33:8</text:p>
          </table:table-cell>
          <table:table-cell office:value-type="float" office:value="24">
            <text:p>24</text:p>
          </table:table-cell>
          <table:table-cell/>
          <table:table-cell table:style-name="Default" office:value-type="string">
            <text:p>RUS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table:number-columns-repeated="4"/>
          <table:table-cell table:number-columns-repeated="998"/>
        </table:table-row>
        <table:table-row table:style-name="ro1">
          <table:table-cell table:style-name="ce2" office:value-type="float" office:value="3">
            <text:p>3</text:p>
            <draw:frame table:end-cell-address="Qualifikation.B34" table:end-x="0.594cm" table:end-y="0.46cm" draw:z-index="17" draw:name="Grafik 49" draw:style-name="gr1" draw:text-style-name="P1" svg:width="0.6cm" svg:height="0.46cm" svg:x="1.96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Irland</text:p>
          </table:table-cell>
          <table:table-cell table:style-name="ce3" office:value-type="string">
            <text:p>7:5</text:p>
          </table:table-cell>
          <table:table-cell table:style-name="ce2" office:value-type="float" office:value="13">
            <text:p>13</text:p>
          </table:table-cell>
          <table:table-cell table:style-name="ce2"/>
          <table:table-cell table:style-name="ce3" office:value-type="string">
            <text:p>IRE</text:p>
          </table:table-cell>
          <table:table-cell table:number-columns-repeated="2" table:style-name="ce3" office:value-type="string">
            <text:p>1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2:0</text:p>
          </table:table-cell>
          <table:table-cell table:style-name="ce2"/>
          <table:table-cell table:style-name="ce2" office:value-type="float" office:value="3">
            <text:p>3</text:p>
          </table:table-cell>
          <table:table-cell>
            <draw:frame table:end-cell-address="Qualifikation.O34" table:end-x="0.629cm" table:end-y="0.46cm" draw:z-index="45" draw:name="Grafik 23" draw:style-name="gr1" draw:text-style-name="P1" svg:width="0.6cm" svg:height="0.46cm" svg:x="0.029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office:value-type="string">
            <text:p>Schottland</text:p>
          </table:table-cell>
          <table:table-cell office:value-type="string">
            <text:p>16:19</text:p>
          </table:table-cell>
          <table:table-cell office:value-type="float" office:value="15">
            <text:p>15</text:p>
          </table:table-cell>
          <table:table-cell/>
          <table:table-cell table:style-name="Default" office:value-type="string">
            <text:p>SCO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number-columns-repeated="998"/>
        </table:table-row>
        <table:table-row table:style-name="ro1">
          <table:table-cell table:style-name="ce2" office:value-type="float" office:value="4">
            <text:p>4</text:p>
            <draw:frame table:end-cell-address="Qualifikation.B35" table:end-x="0.594cm" table:end-y="0.461cm" draw:z-index="18" draw:name="Grafik 43" draw:style-name="gr1" draw:text-style-name="P1" svg:width="0.6cm" svg:height="0.46cm" svg:x="1.96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Georgien</text:p>
          </table:table-cell>
          <table:table-cell table:style-name="ce3" office:value-type="string">
            <text:p>7:11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3" office:value-type="string">
            <text:p>GEO</text:p>
          </table:table-cell>
          <table:table-cell table:style-name="ce3" office:value-type="string">
            <text:p>0:2</text:p>
          </table:table-cell>
          <table:table-cell table:number-columns-repeated="2" table:style-name="ce3" office:value-type="string">
            <text:p>0: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:0</text:p>
          </table:table-cell>
          <table:table-cell table:style-name="ce2"/>
          <table:table-cell table:style-name="ce2" office:value-type="float" office:value="4">
            <text:p>4</text:p>
          </table:table-cell>
          <table:table-cell>
            <draw:frame table:end-cell-address="Qualifikation.O35" table:end-x="0.629cm" table:end-y="0.461cm" draw:z-index="47" draw:name="Grafik 13" draw:style-name="gr1" draw:text-style-name="P1" svg:width="0.6cm" svg:height="0.46cm" svg:x="0.029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office:value-type="string">
            <text:p>Zypern</text:p>
          </table:table-cell>
          <table:table-cell office:value-type="string">
            <text:p>15:20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CYP</text:p>
          </table:table-cell>
          <table:table-cell table:style-name="ce3" table:number-columns-repeated="3"/>
          <table:table-cell table:style-name="ce3" office:value-type="string">
            <text:p>-</text:p>
          </table:table-cell>
          <table:table-cell table:style-name="ce3" table:number-columns-repeated="2"/>
          <table:table-cell table:number-columns-repeated="998"/>
        </table:table-row>
        <table:table-row table:style-name="ro1">
          <table:table-cell table:style-name="ce2" office:value-type="float" office:value="5">
            <text:p>5</text:p>
            <draw:frame table:end-cell-address="Qualifikation.B36" table:end-x="0.594cm" table:end-y="0.46cm" draw:z-index="19" draw:name="Grafik 8" draw:style-name="gr1" draw:text-style-name="P1" svg:width="0.6cm" svg:height="0.46cm" svg:x="1.96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2" office:value-type="string">
            <text:p>Gibraltar</text:p>
          </table:table-cell>
          <table:table-cell table:style-name="ce3" office:value-type="string">
            <text:p>3:3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GIB</text:p>
          </table:table-cell>
          <table:table-cell table:style-name="ce3" office:value-type="string">
            <text:p>1:6</text:p>
          </table:table-cell>
          <table:table-cell table:style-name="ce3" office:value-type="string">
            <text:p>0:6</text:p>
          </table:table-cell>
          <table:table-cell table:style-name="ce3" office:value-type="string">
            <text:p>0:1</text:p>
          </table:table-cell>
          <table:table-cell table:style-name="ce3" office:value-type="string">
            <text:p>2:3</text:p>
          </table:table-cell>
          <table:table-cell table:style-name="ce3" office:value-type="string">
            <text:p>-</text:p>
          </table:table-cell>
          <table:table-cell table:style-name="ce2"/>
          <table:table-cell table:style-name="ce2" office:value-type="float" office:value="5">
            <text:p>5</text:p>
          </table:table-cell>
          <table:table-cell>
            <draw:frame table:end-cell-address="Qualifikation.O36" table:end-x="0.629cm" table:end-y="0.46cm" draw:z-index="48" draw:name="Grafik 24" draw:style-name="gr1" draw:text-style-name="P1" svg:width="0.6cm" svg:height="0.46cm" svg:x="0.029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office:value-type="string">
            <text:p>Kasachstan</text:p>
          </table:table-cell>
          <table:table-cell office:value-type="string">
            <text:p>13:17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KAS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/>
          <table:table-cell table:style-name="ce2" table:number-columns-repeated="998"/>
        </table:table-row>
        <table:table-row table:style-name="ro1">
          <table:table-cell table:number-columns-repeated="13"/>
          <table:table-cell table:style-name="ce2" office:value-type="float" office:value="6">
            <text:p>6</text:p>
          </table:table-cell>
          <table:table-cell>
            <draw:frame table:end-cell-address="Qualifikation.O37" table:end-x="0.629cm" table:end-y="0.46cm" draw:z-index="49" draw:name="Grafik 10" draw:style-name="gr1" draw:text-style-name="P1" svg:width="0.6cm" svg:height="0.46cm" svg:x="0.029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office:value-type="string">
            <text:p>San Marino</text:p>
          </table:table-cell>
          <table:table-cell office:value-type="string">
            <text:p>1:51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SMA</text:p>
          </table:table-cell>
          <table:table-cell table:style-name="ce3" table:number-columns-repeated="5"/>
          <table:table-cell table:style-name="ce3" office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3"/>
          <table:table-cell table:style-name="ce2"/>
          <table:table-cell table:number-columns-repeated="1010"/>
        </table:table-row>
        <table:table-row table:style-name="ro1">
          <table:table-cell table:style-name="ce1" office:value-type="string">
            <text:p>Gruppe E</text:p>
          </table:table-cell>
          <table:table-cell/>
          <table:table-cell table:style-name="ce2"/>
          <table:table-cell table:style-name="ce3"/>
          <table:table-cell table:style-name="ce2"/>
          <table:table-cell/>
          <table:table-cell table:style-name="ce2"/>
          <table:table-cell table:number-columns-repeated="6"/>
          <table:table-cell table:style-name="ce1" office:value-type="string">
            <text:p>Gruppe J</text:p>
          </table:table-cell>
          <table:table-cell table:number-columns-repeated="1010"/>
        </table:table-row>
        <table:table-row table:style-name="ro1">
          <table:table-cell table:style-name="ce1"/>
          <table:table-cell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2" office:value-type="string">
            <text:p>CRO</text:p>
          </table:table-cell>
          <table:table-cell table:style-name="ce2" office:value-type="string">
            <text:p>WAL</text:p>
          </table:table-cell>
          <table:table-cell table:style-name="ce2" office:value-type="string">
            <text:p>SWK</text:p>
          </table:table-cell>
          <table:table-cell table:style-name="ce2" office:value-type="string">
            <text:p>HUN</text:p>
          </table:table-cell>
          <table:table-cell table:style-name="ce2" office:value-type="string">
            <text:p>AZB</text:p>
          </table:table-cell>
          <table:table-cell table:number-columns-repeated="8"/>
          <table:table-cell table:style-name="ce2" office:value-type="string">
            <text:p>ITA</text:p>
          </table:table-cell>
          <table:table-cell table:style-name="ce2" office:value-type="string">
            <text:p>FIN</text:p>
          </table:table-cell>
          <table:table-cell table:style-name="ce2" office:value-type="string">
            <text:p>GRE</text:p>
          </table:table-cell>
          <table:table-cell table:style-name="ce2" office:value-type="string">
            <text:p>BHZ</text:p>
          </table:table-cell>
          <table:table-cell table:style-name="ce2" office:value-type="string">
            <text:p>ARM</text:p>
          </table:table-cell>
          <table:table-cell table:style-name="ce2" office:value-type="string">
            <text:p>LIE</text:p>
          </table:table-cell>
          <table:table-cell table:number-columns-repeated="998"/>
        </table:table-row>
        <table:table-row table:style-name="ro1">
          <table:table-cell table:style-name="ce2" office:value-type="float" office:value="1">
            <text:p>1</text:p>
          </table:table-cell>
          <table:table-cell>
            <draw:frame table:end-cell-address="Qualifikation.B41" table:end-x="0.605cm" table:end-y="0.46cm" draw:z-index="20" draw:name="Grafik 22" draw:style-name="gr1" draw:text-style-name="P1" svg:width="0.6cm" svg:height="0.46cm" svg:x="0.005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2" office:value-type="string">
            <text:p>Kroatien</text:p>
          </table:table-cell>
          <table:table-cell table:style-name="ce3" office:value-type="string">
            <text:p>17:7</text:p>
          </table:table-cell>
          <table:table-cell table:style-name="ce2" office:value-type="float" office:value="17">
            <text:p>17</text:p>
          </table:table-cell>
          <table:table-cell/>
          <table:table-cell table:style-name="ce2" office:value-type="string">
            <text:p>CRO</text:p>
          </table:table-cell>
          <table:table-cell table:style-name="ce3" office:value-type="string">
            <text:p>-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3:1</text:p>
          </table:table-cell>
          <table:table-cell table:style-name="ce3" office:value-type="string">
            <text:p>3:0</text:p>
          </table:table-cell>
          <table:table-cell table:style-name="ce3" office:value-type="string">
            <text:p>2:1</text:p>
          </table:table-cell>
          <table:table-cell/>
          <table:table-cell table:style-name="ce2" office:value-type="float" office:value="1">
            <text:p>1</text:p>
          </table:table-cell>
          <table:table-cell>
            <draw:frame table:end-cell-address="Qualifikation.O41" table:end-x="0.629cm" table:end-y="0.46cm" draw:z-index="50" draw:name="Grafik 29" draw:style-name="gr1" draw:text-style-name="P1" svg:width="0.6cm" svg:height="0.46cm" svg:x="0.029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Italien</text:p>
          </table:table-cell>
          <table:table-cell office:value-type="string">
            <text:p>37: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ITA</text:p>
          </table:table-cell>
          <table:table-cell table:style-name="ce3" office:value-type="string">
            <text:p>-</text:p>
          </table:table-cell>
          <table:table-cell table:style-name="ce3" table:number-columns-repeated="5"/>
          <table:table-cell table:number-columns-repeated="998"/>
        </table:table-row>
        <table:table-row table:style-name="ro1">
          <table:table-cell table:style-name="ce2" office:value-type="float" office:value="2">
            <text:p>2</text:p>
          </table:table-cell>
          <table:table-cell>
            <draw:frame table:end-cell-address="Qualifikation.B42" table:end-x="0.605cm" table:end-y="0.461cm" draw:z-index="21" draw:name="Grafik 7" draw:style-name="gr1" draw:text-style-name="P1" svg:width="0.6cm" svg:height="0.46cm" svg:x="0.005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2" office:value-type="string">
            <text:p>Wales</text:p>
          </table:table-cell>
          <table:table-cell table:style-name="ce3" office:value-type="string">
            <text:p>10:6</text:p>
          </table:table-cell>
          <table:table-cell table:style-name="ce2" office:value-type="float" office:value="14">
            <text:p>14</text:p>
          </table:table-cell>
          <table:table-cell/>
          <table:table-cell table:style-name="ce2" office:value-type="string">
            <text:p>WAL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2:0</text:p>
          </table:table-cell>
          <table:table-cell table:style-name="ce3" office:value-type="string">
            <text:p>2:1</text:p>
          </table:table-cell>
          <table:table-cell/>
          <table:table-cell table:style-name="ce2" office:value-type="float" office:value="2">
            <text:p>2</text:p>
          </table:table-cell>
          <table:table-cell>
            <draw:frame table:end-cell-address="Qualifikation.O42" table:end-x="0.629cm" table:end-y="0.461cm" draw:z-index="51" draw:name="Grafik 51" draw:style-name="gr1" draw:text-style-name="P1" svg:width="0.6cm" svg:height="0.46cm" svg:x="0.029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office:value-type="string">
            <text:p>Finnland</text:p>
          </table:table-cell>
          <table:table-cell office:value-type="string">
            <text:p>16:1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IN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table:number-columns-repeated="4"/>
          <table:table-cell table:number-columns-repeated="998"/>
        </table:table-row>
        <table:table-row table:style-name="ro1">
          <table:table-cell table:style-name="ce2" office:value-type="float" office:value="3">
            <text:p>3</text:p>
          </table:table-cell>
          <table:table-cell>
            <draw:frame table:end-cell-address="Qualifikation.B43" table:end-x="0.605cm" table:end-y="0.461cm" draw:z-index="22" draw:name="Grafik 46" draw:style-name="gr1" draw:text-style-name="P1" svg:width="0.6cm" svg:height="0.46cm" svg:x="0.005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2" office:value-type="string">
            <text:p>Slowakei</text:p>
          </table:table-cell>
          <table:table-cell table:style-name="ce3" office:value-type="string">
            <text:p>13:1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office:value-type="string">
            <text:p>SWK</text:p>
          </table:table-cell>
          <table:table-cell table:style-name="ce3" office:value-type="string">
            <text:p>0:4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string">
            <text:p>2:0</text:p>
          </table:table-cell>
          <table:table-cell/>
          <table:table-cell table:style-name="ce2" office:value-type="float" office:value="3">
            <text:p>3</text:p>
          </table:table-cell>
          <table:table-cell>
            <draw:frame table:end-cell-address="Qualifikation.O43" table:end-x="0.629cm" table:end-y="0.461cm" draw:z-index="46" draw:name="Grafik 21" draw:style-name="gr1" draw:text-style-name="P1" svg:width="0.6cm" svg:height="0.46cm" svg:x="0.029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office:value-type="string">
            <text:p>Griechenland</text:p>
          </table:table-cell>
          <table:table-cell office:value-type="string">
            <text:p>12:1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GRE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number-columns-repeated="998"/>
        </table:table-row>
        <table:table-row table:style-name="ro1">
          <table:table-cell table:style-name="ce2" office:value-type="float" office:value="4">
            <text:p>4</text:p>
          </table:table-cell>
          <table:table-cell>
            <draw:frame table:end-cell-address="Qualifikation.B44" table:end-x="0.605cm" table:end-y="0.46cm" draw:z-index="23" draw:name="Grafik 52" draw:style-name="gr1" draw:text-style-name="P1" svg:width="0.6cm" svg:height="0.46cm" svg:x="0.005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2" office:value-type="string">
            <text:p>Ungarn</text:p>
          </table:table-cell>
          <table:table-cell table:style-name="ce3" office:value-type="string">
            <text:p>8:11</text:p>
          </table:table-cell>
          <table:table-cell table:style-name="ce2" office:value-type="float" office:value="12">
            <text:p>12</text:p>
          </table:table-cell>
          <table:table-cell/>
          <table:table-cell table:style-name="ce2" office:value-type="string">
            <text:p>HUN</text:p>
          </table:table-cell>
          <table:table-cell table:style-name="ce3" office:value-type="string">
            <text:p>2:1</text:p>
          </table:table-cell>
          <table:table-cell table:style-name="ce3" office:value-type="string">
            <text:p>1:0</text:p>
          </table:table-cell>
          <table:table-cell table:style-name="ce3" office:value-type="string">
            <text:p>1:2</text:p>
          </table:table-cell>
          <table:table-cell table:style-name="ce3" office:value-type="string">
            <text:p>-</text:p>
          </table:table-cell>
          <table:table-cell table:style-name="ce3" office:value-type="string">
            <text:p>1:0</text:p>
          </table:table-cell>
          <table:table-cell/>
          <table:table-cell table:style-name="ce2" office:value-type="float" office:value="4">
            <text:p>4</text:p>
          </table:table-cell>
          <table:table-cell>
            <draw:frame table:end-cell-address="Qualifikation.O44" table:end-x="0.629cm" table:end-y="0.46cm" draw:z-index="52" draw:name="Grafik 54" draw:style-name="gr1" draw:text-style-name="P1" svg:width="0.6cm" svg:height="0.46cm" svg:x="0.029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office:value-type="string">
            <text:p>Bosnien-Herzegowina</text:p>
          </table:table-cell>
          <table:table-cell office:value-type="string">
            <text:p>20:1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BHZ</text:p>
          </table:table-cell>
          <table:table-cell table:style-name="ce3" table:number-columns-repeated="3"/>
          <table:table-cell table:style-name="ce3" office:value-type="string">
            <text:p>-</text:p>
          </table:table-cell>
          <table:table-cell table:style-name="ce3" table:number-columns-repeated="2"/>
          <table:table-cell table:number-columns-repeated="998"/>
        </table:table-row>
        <table:table-row table:style-name="ro1">
          <table:table-cell table:style-name="ce2" office:value-type="float" office:value="5">
            <text:p>5</text:p>
          </table:table-cell>
          <table:table-cell>
            <draw:frame table:end-cell-address="Qualifikation.B45" table:end-x="0.605cm" table:end-y="0.461cm" draw:z-index="24" draw:name="Grafik 11" draw:style-name="gr1" draw:text-style-name="P1" svg:width="0.6cm" svg:height="0.46cm" svg:x="0.005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2" office:value-type="string">
            <text:p>Aserbaidschan</text:p>
          </table:table-cell>
          <table:table-cell table:style-name="ce3" office:value-type="string">
            <text:p>5:18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AZB</text:p>
          </table:table-cell>
          <table:table-cell table:style-name="ce3" office:value-type="string">
            <text:p>1:1</text:p>
          </table:table-cell>
          <table:table-cell table:style-name="ce3" office:value-type="string">
            <text:p>0:2</text:p>
          </table:table-cell>
          <table:table-cell table:style-name="ce3" office:value-type="string">
            <text:p>1:5</text:p>
          </table:table-cell>
          <table:table-cell table:style-name="ce3" office:value-type="string">
            <text:p>1:3</text:p>
          </table:table-cell>
          <table:table-cell table:style-name="ce3" office:value-type="string">
            <text:p>-</text:p>
          </table:table-cell>
          <table:table-cell/>
          <table:table-cell table:style-name="ce2" office:value-type="float" office:value="5">
            <text:p>5</text:p>
          </table:table-cell>
          <table:table-cell>
            <draw:frame table:end-cell-address="Qualifikation.O45" table:end-x="0.629cm" table:end-y="0.461cm" draw:z-index="53" draw:name="Grafik 1" draw:style-name="gr1" draw:text-style-name="P1" svg:width="0.6cm" svg:height="0.46cm" svg:x="0.029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office:value-type="string">
            <text:p>Armenien</text:p>
          </table:table-cell>
          <table:table-cell office:value-type="string">
            <text:p>14:2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RM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/>
          <table:table-cell table:number-columns-repeated="998"/>
        </table:table-row>
        <table:table-row table:style-name="ro1">
          <table:table-cell table:number-columns-repeated="13"/>
          <table:table-cell table:style-name="ce2" office:value-type="float" office:value="6">
            <text:p>6</text:p>
          </table:table-cell>
          <table:table-cell>
            <draw:frame table:end-cell-address="Qualifikation.O46" table:end-x="0.629cm" table:end-y="0.46cm" draw:z-index="54" draw:name="Grafik 55" draw:style-name="gr1" draw:text-style-name="P1" svg:width="0.6cm" svg:height="0.46cm" svg:x="0.029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office:value-type="string">
            <text:p>Liechtenstein</text:p>
          </table:table-cell>
          <table:table-cell office:value-type="string">
            <text:p>2: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IE</text:p>
          </table:table-cell>
          <table:table-cell table:style-name="ce3" table:number-columns-repeated="5"/>
          <table:table-cell table:style-name="ce3" office:value-type="string">
            <text:p>-</text:p>
          </table:table-cell>
          <table:table-cell table:number-columns-repeated="99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-offs" table:style-name="ta1" table:print="false">
        <table:table-column table:style-name="co10" table:default-cell-style-name="Default"/>
        <table:table-row table:style-name="ro2" table:number-rows-repeated="4">
          <table:table-cell/>
        </table:table-row>
        <table:table-row table:style-name="ro2">
          <table:table-cell office:value-type="string">
            <text:p>Georgien</text:p>
          </table:table-cell>
        </table:table-row>
        <table:table-row table:style-name="ro2">
          <table:table-cell office:value-type="string">
            <text:p>Belarus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Island</text:p>
          </table:table-cell>
        </table:table-row>
        <table:table-row table:style-name="ro2">
          <table:table-cell office:value-type="string">
            <text:p>Rumänien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Bulgarien</text:p>
          </table:table-cell>
        </table:table-row>
        <table:table-row table:style-name="ro2">
          <table:table-cell office:value-type="string">
            <text:p>Ungarn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Bosnien-Herzegowina</text:p>
          </table:table-cell>
        </table:table-row>
      </table:table>
      <table:table table:name="Tabe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13.06.2021</text:date>, <text:time>12:19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0:03:09.48</meta:creation-date>
    <dc:date>2021-06-13T12:19:47.58</dc:date>
    <meta:editing-duration>PT2H16M8S</meta:editing-duration>
    <meta:editing-cycles>37</meta:editing-cycles>
    <meta:generator>OpenOffice/4.1.5$Win32 OpenOffice.org_project/415m1$Build-9789</meta:generator>
    <meta:document-statistic meta:table-count="3" meta:cell-count="592" meta:object-count="55"/>
  </office:meta>
</office:document-meta>
</file>